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3c04" officeooo:paragraph-rsid="00033c04" style:font-size-asian="10pt" style:font-size-complex="10pt"/>
    </style:style>
    <style:style style:name="P2" style:family="paragraph" style:parent-style-name="Standard">
      <style:text-properties fo:font-size="10pt" officeooo:rsid="00042cec" officeooo:paragraph-rsid="00042cec" style:font-size-asian="10pt" style:font-size-complex="10pt"/>
    </style:style>
    <style:style style:name="P3" style:family="paragraph" style:parent-style-name="Standard">
      <style:text-properties fo:font-size="10pt" officeooo:rsid="0005db1c" officeooo:paragraph-rsid="0005db1c" style:font-size-asian="10pt" style:font-size-complex="10pt"/>
    </style:style>
    <style:style style:name="P4" style:family="paragraph" style:parent-style-name="Standard">
      <style:text-properties fo:font-size="10pt" officeooo:rsid="00549cd4" officeooo:paragraph-rsid="00549cd4" style:font-size-asian="10pt" style:font-size-complex="10pt"/>
    </style:style>
    <style:style style:name="P5" style:family="paragraph" style:parent-style-name="Standard">
      <style:text-properties fo:font-size="10pt" fo:font-weight="bold" officeooo:rsid="00042cec" officeooo:paragraph-rsid="00042cec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42cec" officeooo:paragraph-rsid="0014c3c2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42cec" officeooo:paragraph-rsid="0012186a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33c04" officeooo:paragraph-rsid="0021c2f3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4pt" officeooo:rsid="0012186a" officeooo:paragraph-rsid="0012186a" style:font-size-asian="14pt" style:font-size-complex="14pt"/>
    </style:style>
    <style:style style:name="P10" style:family="paragraph" style:parent-style-name="Standard">
      <style:text-properties fo:font-size="14pt" fo:font-weight="bold" officeooo:rsid="00042cec" officeooo:paragraph-rsid="00042ce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63b3" officeooo:paragraph-rsid="000863b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42cec" officeooo:paragraph-rsid="00042ce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272c7f" officeooo:paragraph-rsid="00272c7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05db1c" style:font-size-asian="10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14c3c2" style:font-size-asian="10pt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1680cc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2f5fe9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3e3b82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042ce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1680cc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2f5fe9" style:font-size-asian="10pt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3e3b82" style:font-size-asian="10pt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0863b3" style:font-size-asian="10pt" style:font-size-complex="10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119f00" style:font-size-asian="10pt" style:font-size-complex="10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1d51ac" style:font-size-asian="10pt" style:font-size-complex="10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43a184" style:font-size-asian="10pt" style:font-size-complex="10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officeooo:rsid="000c3e1a" officeooo:paragraph-rsid="000c3e1a" style:font-size-asian="10pt" style:font-size-complex="10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0f863c" style:font-size-asian="10pt" style:font-size-complex="10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10d23d" style:font-size-asian="10pt" style:font-size-complex="10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1d51ac" style:font-size-asian="10pt" style:font-size-complex="10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2f5fe9" style:font-size-asian="10pt" style:font-size-complex="10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2c2df" style:font-size-asian="10pt" style:font-size-complex="10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3a184" style:font-size-asian="10pt" style:font-size-complex="10pt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1680cc" style:font-size-asian="10pt" style:font-size-complex="10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2f5fe9" style:font-size-asian="10pt" style:font-size-complex="10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3e3b82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179505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2f5fe9" style:font-size-asian="10pt" style:font-size-complex="10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43a184" style:font-size-asian="10pt" style:font-size-complex="10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1a4d19" style:font-size-asian="10pt" style:font-size-complex="10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2f5fe9" style:font-size-asian="10pt" style:font-size-complex="10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481a27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officeooo:rsid="0043a184" officeooo:paragraph-rsid="0043a184" style:font-size-asian="10pt" style:font-size-complex="10pt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10pt" officeooo:rsid="0052046d" officeooo:paragraph-rsid="0052046d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0pt" officeooo:rsid="005813a2" officeooo:paragraph-rsid="005813a2" style:font-size-asian="10pt" style:font-size-complex="10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5db1c" officeooo:paragraph-rsid="0005db1c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c3e1a" officeooo:paragraph-rsid="000c3e1a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0f863c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10d23d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1d51ac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2f5fe9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43a184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bold" officeooo:rsid="004dcaec" officeooo:paragraph-rsid="004dcaec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ize="10pt" fo:font-weight="bold" officeooo:rsid="00042cec" officeooo:paragraph-rsid="0014c3c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officeooo:rsid="000863b3" officeooo:paragraph-rsid="002f5fe9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officeooo:rsid="004dcaec" officeooo:paragraph-rsid="004dcaec" style:font-size-asian="10pt" style:font-size-complex="10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0pt" officeooo:rsid="00179505" officeooo:paragraph-rsid="00179505" style:font-size-asian="10pt" style:font-size-complex="10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0pt" officeooo:rsid="001e9544" officeooo:paragraph-rsid="001e9544" style:font-size-asian="10pt" style:font-size-complex="10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0863b3" officeooo:paragraph-rsid="002f5fe9" style:font-size-asian="10pt" style:font-size-complex="10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0863b3" officeooo:paragraph-rsid="0043a184" style:font-size-asian="10pt" style:font-size-complex="10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3904f6" officeooo:paragraph-rsid="003904f6" style:font-size-asian="10pt" style:font-size-complex="10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4dcaec" officeooo:paragraph-rsid="004dcaec" style:font-size-asian="10pt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e9544" officeooo:paragraph-rsid="001e954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bold" officeooo:rsid="003904f6" officeooo:paragraph-rsid="003904f6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bold" officeooo:rsid="004dcaec" officeooo:paragraph-rsid="004dcaec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2.501cm" fo:margin-right="0cm" fo:text-indent="0cm" style:auto-text-indent="false"/>
      <style:text-properties fo:font-size="10pt" officeooo:rsid="000f863c" officeooo:paragraph-rsid="002f5fe9" style:font-size-asian="10pt" style:font-size-complex="10pt"/>
    </style:style>
    <style:style style:name="P67" style:family="paragraph" style:parent-style-name="Standard">
      <style:paragraph-properties fo:margin-left="2.501cm" fo:margin-right="0cm" fo:text-indent="0cm" style:auto-text-indent="false"/>
      <style:text-properties fo:font-size="10pt" officeooo:rsid="001a4d19" officeooo:paragraph-rsid="00481a27" style:font-size-asian="10pt" style:font-size-complex="10pt"/>
    </style:style>
    <style:style style:name="P68" style:family="paragraph" style:parent-style-name="Standard">
      <style:paragraph-properties fo:margin-left="2.501cm" fo:margin-right="0cm" fo:text-indent="0cm" style:auto-text-indent="false"/>
      <style:text-properties fo:font-size="10pt" officeooo:rsid="00033c04" officeooo:paragraph-rsid="00033c04" style:font-size-asian="10pt" style:font-size-complex="10pt"/>
    </style:style>
    <style:style style:name="P69" style:family="paragraph" style:parent-style-name="Standard">
      <style:paragraph-properties fo:margin-left="2.501cm" fo:margin-right="0cm" fo:text-indent="0cm" style:auto-text-indent="false"/>
      <style:text-properties fo:font-size="10pt" officeooo:rsid="0052046d" officeooo:paragraph-rsid="0057b8b6" style:font-size-asian="10pt" style:font-size-complex="10pt"/>
    </style:style>
    <style:style style:name="P70" style:family="paragraph" style:parent-style-name="Standard">
      <style:paragraph-properties fo:margin-left="2.501cm" fo:margin-right="0cm" fo:text-indent="0cm" style:auto-text-indent="false"/>
      <style:text-properties fo:font-size="10pt" officeooo:rsid="00549cd4" officeooo:paragraph-rsid="0057b8b6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officeooo:rsid="0010d23d" officeooo:paragraph-rsid="0010d23d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officeooo:rsid="0043a184" officeooo:paragraph-rsid="001d51ac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officeooo:rsid="003f7632" officeooo:paragraph-rsid="003f7632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officeooo:rsid="004870d6" officeooo:paragraph-rsid="0043a184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05db1c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10d23d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5fc595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2c2df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3a184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179505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2f5fe9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647c60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481a27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10d23d" officeooo:paragraph-rsid="0043a184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10d23d" officeooo:paragraph-rsid="0042c2df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officeooo:rsid="004dcaec" officeooo:paragraph-rsid="004dcaec" style:font-size-asian="10pt" style:font-size-complex="10pt"/>
    </style:style>
    <style:style style:name="P87" style:family="paragraph" style:parent-style-name="Standard" style:list-style-name="L3">
      <style:paragraph-properties fo:margin-left="2.501cm" fo:margin-right="0cm" fo:text-indent="-0.635cm" style:auto-text-indent="false"/>
      <style:text-properties officeooo:paragraph-rsid="0060f5a5"/>
    </style:style>
    <style:style style:name="P88" style:family="paragraph" style:parent-style-name="Standard" style:list-style-name="L4">
      <style:paragraph-properties fo:margin-left="2.501cm" fo:margin-right="0cm" fo:text-indent="-0.635cm" style:auto-text-indent="false"/>
      <style:text-properties officeooo:paragraph-rsid="0057b8b6"/>
    </style:style>
    <style:style style:name="T1" style:family="text">
      <style:text-properties officeooo:rsid="000863b3"/>
    </style:style>
    <style:style style:name="T2" style:family="text">
      <style:text-properties officeooo:rsid="000a252f"/>
    </style:style>
    <style:style style:name="T3" style:family="text">
      <style:text-properties officeooo:rsid="000c0db0"/>
    </style:style>
    <style:style style:name="T4" style:family="text">
      <style:text-properties officeooo:rsid="000e6897"/>
    </style:style>
    <style:style style:name="T5" style:family="text">
      <style:text-properties officeooo:rsid="000ecbd0"/>
    </style:style>
    <style:style style:name="T6" style:family="text">
      <style:text-properties officeooo:rsid="000f863c"/>
    </style:style>
    <style:style style:name="T7" style:family="text">
      <style:text-properties officeooo:rsid="0010d23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5fc595" style:font-weight-asian="bold" style:font-weight-complex="bold"/>
    </style:style>
    <style:style style:name="T10" style:family="text">
      <style:text-properties style:text-underline-style="none" officeooo:rsid="0010d23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a7e7" style:font-weight-asian="bold" style:font-weight-complex="bold"/>
    </style:style>
    <style:style style:name="T13" style:family="text">
      <style:text-properties fo:font-weight="bold" officeooo:rsid="0010d23d" style:font-weight-asian="bold" style:font-weight-complex="bold"/>
    </style:style>
    <style:style style:name="T14" style:family="text">
      <style:text-properties fo:font-weight="bold" officeooo:rsid="000c0db0" style:font-weight-asian="bold" style:font-weight-complex="bold"/>
    </style:style>
    <style:style style:name="T15" style:family="text">
      <style:text-properties fo:font-weight="bold" officeooo:rsid="0031426e" style:font-weight-asian="bold" style:font-weight-complex="bold"/>
    </style:style>
    <style:style style:name="T16" style:family="text">
      <style:text-properties fo:font-weight="bold" officeooo:rsid="003f7632" style:font-weight-asian="bold" style:font-weight-complex="bold"/>
    </style:style>
    <style:style style:name="T17" style:family="text">
      <style:text-properties fo:font-weight="bold" officeooo:rsid="0043a184" style:font-weight-asian="bold" style:font-weight-complex="bold"/>
    </style:style>
    <style:style style:name="T18" style:family="text">
      <style:text-properties fo:font-weight="bold" officeooo:rsid="0015c86c" style:font-weight-asian="bold" style:font-weight-complex="bold"/>
    </style:style>
    <style:style style:name="T19" style:family="text">
      <style:text-properties fo:font-weight="bold" officeooo:rsid="001680cc" style:font-weight-asian="bold" style:font-weight-complex="bold"/>
    </style:style>
    <style:style style:name="T20" style:family="text">
      <style:text-properties fo:font-weight="bold" officeooo:rsid="003eb06f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be022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0d23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0f863c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1426e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f7632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3a184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5c86c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680cc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eb06f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fo:font-style="normal" style:text-underline-style="solid" style:text-underline-width="auto" style:text-underline-color="font-color" officeooo:rsid="0010d23d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bold" officeooo:rsid="005fc595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5fc595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15c86c" style:font-style-asian="normal" style:font-weight-asian="bold" style:font-style-complex="normal" style:font-weight-complex="bold"/>
    </style:style>
    <style:style style:name="T39" style:family="text">
      <style:text-properties officeooo:rsid="0015c86c"/>
    </style:style>
    <style:style style:name="T40" style:family="text">
      <style:text-properties officeooo:rsid="001680cc"/>
    </style:style>
    <style:style style:name="T41" style:family="text">
      <style:text-properties officeooo:rsid="001e7832"/>
    </style:style>
    <style:style style:name="T42" style:family="text">
      <style:text-properties officeooo:rsid="0021c2f3"/>
    </style:style>
    <style:style style:name="T43" style:family="text">
      <style:text-properties officeooo:rsid="00243eb1"/>
    </style:style>
    <style:style style:name="T44" style:family="text">
      <style:text-properties officeooo:rsid="0029a7e7"/>
    </style:style>
    <style:style style:name="T45" style:family="text">
      <style:text-properties officeooo:rsid="0031426e"/>
    </style:style>
    <style:style style:name="T46" style:family="text">
      <style:text-properties officeooo:rsid="003cc87c"/>
    </style:style>
    <style:style style:name="T47" style:family="text">
      <style:text-properties officeooo:rsid="003eb06f"/>
    </style:style>
    <style:style style:name="T48" style:family="text">
      <style:text-properties officeooo:rsid="003f7632"/>
    </style:style>
    <style:style style:name="T49" style:family="text">
      <style:text-properties officeooo:rsid="0043a184"/>
    </style:style>
    <style:style style:name="T50" style:family="text">
      <style:text-properties officeooo:rsid="00505d0f"/>
    </style:style>
    <style:style style:name="T51" style:family="text">
      <style:text-properties officeooo:rsid="005a5192"/>
    </style:style>
    <style:style style:name="T52" style:family="text">
      <style:text-properties officeooo:rsid="005fc595"/>
    </style:style>
    <style:style style:name="T5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text-position="sub 58%" fo:font-style="italic" fo:font-weight="bold" officeooo:rsid="0031426e" style:font-style-asian="italic" style:font-weight-asian="bold" style:font-style-complex="italic" style:font-weight-complex="bold"/>
    </style:style>
    <style:style style:name="T55" style:family="text">
      <style:text-properties fo:font-weight="normal" officeooo:rsid="005fc595" style:font-weight-asian="normal" style:font-weight-complex="normal"/>
    </style:style>
    <style:style style:name="T56" style:family="text">
      <style:text-properties fo:font-size="10pt" officeooo:rsid="00033c04" style:font-size-asian="10pt" style:font-size-complex="10pt"/>
    </style:style>
    <style:style style:name="T57" style:family="text">
      <style:text-properties fo:font-size="10pt" officeooo:rsid="00225796" style:font-size-asian="10pt" style:font-size-complex="10pt"/>
    </style:style>
    <style:style style:name="T58" style:family="text">
      <style:text-properties fo:font-size="10pt" officeooo:rsid="0052046d" style:font-size-asian="10pt" style:font-size-complex="10pt"/>
    </style:style>
    <style:style style:name="T59" style:family="text">
      <style:text-properties fo:font-size="10pt" officeooo:rsid="0052e84b" style:font-size-asian="10pt" style:font-size-complex="10pt"/>
    </style:style>
    <style:style style:name="T60" style:family="text">
      <style:text-properties fo:font-size="10pt" fo:font-weight="bold" officeooo:rsid="00033c04" style:font-size-asian="10pt" style:font-weight-asian="bold" style:font-size-complex="10pt" style:font-weight-complex="bold"/>
    </style:style>
    <style:style style:name="T61" style:family="text">
      <style:text-properties fo:font-size="10pt" fo:font-style="italic" fo:font-weight="bold" officeooo:rsid="00033c04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fo:font-size="10pt" fo:font-style="italic" officeooo:rsid="0052e84b" style:font-size-asian="10pt" style:font-style-asian="italic" style:font-size-complex="10pt" style:font-style-complex="italic"/>
    </style:style>
    <style:style style:name="T63" style:family="text">
      <style:text-properties fo:font-size="10pt" fo:font-style="italic" officeooo:rsid="0052046d" style:font-size-asian="10pt" style:font-style-asian="italic" style:font-size-complex="10pt" style:font-style-complex="italic"/>
    </style:style>
    <style:style style:name="T64" style:family="text">
      <style:text-properties officeooo:rsid="00647c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2">a</text:span>DCLoad Calibration</text:p>
      <text:p text:style-name="P8"/>
      <text:p text:style-name="P8"/>
      <text:p text:style-name="P8"/>
      <text:p text:style-name="P8"/>
      <text:p text:style-name="P8"><text:span text:style-name="T42">Prerequisites</text:span>:</text:p>
      <text:p text:style-name="P44"><text:span text:style-name="T8">Hardware</text:span>:</text:p>
      <text:list xml:id="list2980077101807594727" text:style-name="L3">
        <text:list-item>
          <text:p text:style-name="P87"><text:span text:style-name="T56">Amp-meter,</text:span></text:p>
        </text:list-item>
        <text:list-item>
          <text:p text:style-name="P87"><text:span text:style-name="T56">Volt-</text:span><text:span text:style-name="T57">m</text:span><text:span text:style-name="T56">eter,</text:span></text:p>
        </text:list-item>
        <text:list-item>
          <text:p text:style-name="P87"><text:span text:style-name="T56">Power supply (</text:span><text:span text:style-name="T61">0..24V</text:span><text:span text:style-name="T56">, </text:span><text:span text:style-name="T61">8A</text:span><text:span text:style-name="T56">)</text:span></text:p>
        </text:list-item>
      </text:list>
      <text:p text:style-name="P68"/>
      <text:p text:style-name="P44"><text:span text:style-name="T8">Software</text:span>:</text:p>
      <text:list xml:id="list2831422120448807746" text:style-name="L4">
        <text:list-item>
          <text:p text:style-name="P88"><text:span text:style-name="T58">A serial terminal emulator (eg: “</text:span><text:span text:style-name="T62">H</text:span><text:span text:style-name="T63">yper</text:span><text:span text:style-name="T62">T</text:span><text:span text:style-name="T63">erminal</text:span><text:span text:style-name="T58">” or “</text:span><text:span text:style-name="T62">T</text:span><text:span text:style-name="T63">era </text:span><text:span text:style-name="T62">T</text:span><text:span text:style-name="T63">erm</text:span><text:span text:style-name="T58">” on Windows, “</text:span><text:span text:style-name="T63">minicom</text:span><text:span text:style-name="T58">” or “</text:span><text:span text:style-name="T63">cutecom</text:span><text:span text:style-name="T58">” on Linux).</text:span></text:p>
        </text:list-item>
      </text:list>
      <text:p text:style-name="P69"/>
      <text:p text:style-name="P70">The communication settings are: <text:span text:style-name="T23">57600</text:span>, <text:span text:style-name="T23">8</text:span>, <text:span text:style-name="T23">N</text:span>, <text:span text:style-name="T23">1</text:span></text:p>
      <text:p text:style-name="P4"/>
      <text:p text:style-name="P1"/>
      <text:p text:style-name="P12">Process <text:span text:style-name="T43">Description</text:span></text:p>
      <text:p text:style-name="P2"/>
      <text:p text:style-name="P2"/>
      <text:p text:style-name="P10">Step 1: <text:span text:style-name="T21">Maximum Current</text:span></text:p>
      <text:p text:style-name="P5"/>
      <text:p text:style-name="P14">Select “<text:span text:style-name="T23">Step 1</text:span>” <text:span text:style-name="T52">tab </text:span>in the calibration spreadsheet file.</text:p>
      <text:p text:style-name="P19"/>
      <text:p text:style-name="P14">Connect <text:span text:style-name="T2">the</text:span> amp-meter <text:span text:style-name="T2">and the power supply </text:span>to the DC load, <text:span text:style-name="T3">for current measurements</text:span>.</text:p>
      <text:p text:style-name="P14">Open your <text:span text:style-name="T6">serial </text:span>terminal emulator, connect the DC load, then type:</text:p>
      <text:p text:style-name="P14"/>
      <text:p text:style-name="P46">:DAC:4095</text:p>
      <text:p text:style-name="P14"/>
      <text:p text:style-name="P14">Write <text:span text:style-name="T5">down </text:span>the <text:span text:style-name="T23">mA</text:span> value readed on the amp-meter to the “<text:span text:style-name="T23">mA</text:span><text:span text:style-name="T53">max</text:span>” column.</text:p>
      <text:p text:style-name="P27"><text:span text:style-name="T4">Now, type</text:span>:</text:p>
      <text:p text:style-name="P27"/>
      <text:p text:style-name="P47">:DAC:0</text:p>
      <text:p text:style-name="P27"/>
      <text:p text:style-name="P14">Edit the <text:span text:style-name="T21">aDCLoad.h</text:span> source file, browse down the file, looking for the following line:</text:p>
      <text:p text:style-name="P14"/>
      <text:p text:style-name="P46">static const float <text:s text:c="8"/>CURRENT_MAXIMUM <text:s text:c="12"/>= 7.845; <text:s text:c="3"/>///&lt; Maximum value of load current (A)</text:p>
      <text:p text:style-name="P14"/>
      <text:p text:style-name="P14">If necessary, change the 7.845 value to the one you<text:span text:style-name="T1">'ve</text:span> got on your amp-meter (don't forget to convert it from <text:span text:style-name="T23">mA</text:span> to <text:span text:style-name="T23">A</text:span>), then reflash the board with new code (using <text:span text:style-name="T21">Code::Blocks IDE</text:span> or the provided <text:span text:style-name="T21">Makefile</text:span>, running “<text:span text:style-name="T23">make burn</text:span>” command).</text:p>
      <text:p text:style-name="P14"/>
      <text:p text:style-name="P45"><text:span text:style-name="T32">Remember, if you have to reflash the board, that could be only done using ICSP programming. There is no bootloader flashed on the MCU, due to flash space restriction</text:span>.</text:p>
      <text:p text:style-name="P14"/>
      <text:p text:style-name="P23">Calibration <text:span text:style-name="T52">s</text:span>tep 1 is now done.</text:p>
      <text:p text:style-name="P3"/>
      <text:p text:style-name="P3"/>
      <text:p text:style-name="P11">Step 2: <text:span text:style-name="T21">Voltage</text:span></text:p>
      <text:p text:style-name="P6"/>
      <text:p text:style-name="P15">Select “<text:span text:style-name="T23">Step </text:span><text:span text:style-name="T29">2</text:span>” <text:span text:style-name="T52">tab </text:span>in the calibration spreadsheet file.</text:p>
      <text:p text:style-name="P54"/>
      <text:p text:style-name="P23">Connect your power supply <text:span text:style-name="T6">to the DC load, </text:span><text:s/>sets to <text:span text:style-name="T23">0V</text:span>. <text:span text:style-name="T6">The DC Load should the sets to </text:span><text:span text:style-name="T25">0mA</text:span><text:span text:style-name="T6">.</text:span></text:p>
      <text:p text:style-name="P28">In the serial terminal emulator, type:</text:p>
      <text:p text:style-name="P28"/>
      <text:p text:style-name="P48">:CAL:ON</text:p>
      <text:p text:style-name="P28"/>
      <text:p text:style-name="P29">Set your power supply voltage output for each value in “<text:span text:style-name="T23">V</text:span><text:span text:style-name="T53">set</text:span>” column, and write down the readed value in <text:soft-page-break/>“<text:span text:style-name="T23">V</text:span><text:span text:style-name="T53">read</text:span>” column.</text:p>
      <text:p text:style-name="P29"/>
      <text:p text:style-name="P71">Once you went through the whole array, the calibration string should be entered into the serial terminal emulator, like:</text:p>
      <text:p text:style-name="P29"/>
      <text:p text:style-name="P49">:<text:span text:style-name="T7">CAL:V:x.xxx,y.yyy</text:span></text:p>
      <text:p text:style-name="P29"/>
      <text:p text:style-name="P29"><text:span text:style-name="T33">Please note that the decimal separator </text:span><text:span text:style-name="T34">HAS TO BE </text:span><text:span text:style-name="T35">a period</text:span><text:span text:style-name="T33"> ('.'), as in US format</text:span><text:span text:style-name="T10">.</text:span> </text:p>
      <text:p text:style-name="P29"/>
      <text:p text:style-name="P24">Calibration step <text:span text:style-name="T44">2</text:span> is now done.</text:p>
      <text:p text:style-name="P24"/>
      <text:p text:style-name="P24"/>
      <text:p text:style-name="P9"><text:span text:style-name="T11">Step </text:span><text:span text:style-name="T12">3</text:span><text:span text:style-name="T11">: </text:span><text:span text:style-name="T23">Current</text:span></text:p>
      <text:p text:style-name="P7"/>
      <text:p text:style-name="P16">Select “<text:span text:style-name="T23">Step </text:span><text:span text:style-name="T30">3</text:span>” <text:span text:style-name="T52">tab </text:span>in the calibration spreadsheet file.</text:p>
      <text:p text:style-name="P20"/>
      <text:p text:style-name="P16">Connect <text:span text:style-name="T2">the</text:span> amp-meter <text:span text:style-name="T2">and the power supply </text:span>to the DC load, <text:span text:style-name="T3">for current measurements</text:span>.</text:p>
      <text:p text:style-name="P34">Sets the output voltage to <text:span text:style-name="T23">5V</text:span>.</text:p>
      <text:p text:style-name="P34"/>
      <text:p text:style-name="P37">Using the DAC command, try to adjust its value to match each value in the “<text:span text:style-name="T23">A Amp-Meter</text:span>” column, <text:s/>and write down the readed value, on the LCD or serial terminal emulator output, into the “<text:span text:style-name="T23">A LCD/Term.</text:span>” column.</text:p>
      <text:p text:style-name="P37"/>
      <text:p text:style-name="P37">You can change the values in the “<text:span text:style-name="T23">A Amp-Meter</text:span>” column to strictly match the ones you're reading on the amp-meter.</text:p>
      <text:p text:style-name="P37"/>
      <text:p text:style-name="P40">The <text:span text:style-name="T64">DAC command syntax is </text:span>:</text:p>
      <text:p text:style-name="P40"/>
      <text:p text:style-name="P40"><text:span text:style-name="T23">:DAC:value</text:span> where <text:span text:style-name="T21">value</text:span> is an <text:span text:style-name="T8">integer</text:span> from 0 to 4095.</text:p>
      <text:p text:style-name="P40"/>
      <text:p text:style-name="P33"><text:span text:style-name="T7">Once you went through the whole array, set </text:span><text:span text:style-name="T13">DAC</text:span><text:span text:style-name="T7"> value to </text:span><text:span text:style-name="T24">0</text:span><text:span text:style-name="T7">:</text:span></text:p>
      <text:p text:style-name="P33"/>
      <text:p text:style-name="P33"><text:span text:style-name="T7"><text:s/></text:span><text:span text:style-name="T24">:DAC:0</text:span></text:p>
      <text:p text:style-name="P84"/>
      <text:p text:style-name="P72">The calibration string should be entered into the serial terminal emulator, like:</text:p>
      <text:p text:style-name="P30"/>
      <text:p text:style-name="P50">:<text:span text:style-name="T7">CAL:C:x.xxx,y.yyy</text:span></text:p>
      <text:p text:style-name="P30"/>
      <text:p text:style-name="P77"><text:span text:style-name="T33">Please note that the decimal separator </text:span><text:span text:style-name="T34">HAS TO BE </text:span><text:span text:style-name="T35">a period</text:span><text:span text:style-name="T33"> ('.'), as in US format</text:span><text:span text:style-name="T10">.</text:span></text:p>
      <text:p text:style-name="P30"/>
      <text:p text:style-name="P25">Calibration step <text:span text:style-name="T41">3</text:span> is now done.</text:p>
      <text:p text:style-name="P57"/>
      <text:p text:style-name="P57"/>
      <text:p text:style-name="P63">Step 4: <text:span text:style-name="T21">DAC</text:span></text:p>
      <text:p text:style-name="P58"/>
      <text:p text:style-name="P17">Select “<text:span text:style-name="T23">Step </text:span><text:span text:style-name="T26">4</text:span>” <text:span text:style-name="T52">tab </text:span>in the calibration spreadsheet file.</text:p>
      <text:p text:style-name="P21"/>
      <text:p text:style-name="P17">Connect <text:span text:style-name="T2">the</text:span> amp-meter <text:span text:style-name="T2">and the power supply </text:span>to the DC load, <text:span text:style-name="T3">for current measurements</text:span>.</text:p>
      <text:p text:style-name="P35">Sets the output voltage to <text:span text:style-name="T23">5V</text:span>.</text:p>
      <text:p text:style-name="P35"/>
      <text:p text:style-name="P38"><text:span text:style-name="T45">Set the DAC value for each value in “</text:span><text:span text:style-name="T26">Steps</text:span><text:span text:style-name="T45">” column</text:span>, <text:s/>and write down the readed value <text:span text:style-name="T45">on the amp-meter </text:span>into the “<text:span text:style-name="T26">mA</text:span><text:span text:style-name="T54">read</text:span><text:span text:style-name="T45">”</text:span> column.</text:p>
      <text:p text:style-name="P38"/>
      <text:p text:style-name="P82">The <text:span text:style-name="T64">DAC command syntax is </text:span>:</text:p>
      <text:p text:style-name="P41"/>
      <text:p text:style-name="P41"><text:span text:style-name="T23">:DAC:value</text:span> where <text:span text:style-name="T21">value</text:span> is an <text:span text:style-name="T8">integer</text:span> from <text:span text:style-name="T23">0</text:span> to <text:span text:style-name="T23">4095</text:span>.</text:p>
      <text:p text:style-name="P41"/>
      <text:p text:style-name="P32"><text:span text:style-name="T7">Once you went through the whole array, set </text:span><text:span text:style-name="T13">DAC</text:span><text:span text:style-name="T7"> value to </text:span><text:span text:style-name="T24">0</text:span><text:span text:style-name="T7">:</text:span></text:p>
      <text:p text:style-name="P32"/>
      <text:p text:style-name="P32"><text:span text:style-name="T7"><text:s/></text:span><text:span text:style-name="T24">:DAC:0</text:span></text:p>
      <text:p text:style-name="P85"/>
      <text:p text:style-name="P73">The calibration string should be entered into the serial terminal emulator, like:</text:p>
      <text:p text:style-name="P31"/>
      <text:p text:style-name="P51"><text:soft-page-break/>:<text:span text:style-name="T7">CAL:D:x.xxx,y.yyy</text:span></text:p>
      <text:p text:style-name="P31"/>
      <text:p text:style-name="P77"><text:span text:style-name="T33">Please note that the decimal separator </text:span><text:span text:style-name="T34">HAS TO BE </text:span><text:span text:style-name="T35">a period</text:span><text:span text:style-name="T33"> ('.'), as in US format</text:span><text:span text:style-name="T10">.</text:span></text:p>
      <text:p text:style-name="P66"/>
      <text:p text:style-name="P55">Calibration step <text:span text:style-name="T46">4</text:span> is now done.</text:p>
      <text:p text:style-name="P59"/>
      <text:p text:style-name="P59"/>
      <text:p text:style-name="P64">Step 5: <text:s/><text:span text:style-name="T22">Voltage Drop</text:span></text:p>
      <text:p text:style-name="P61"/>
      <text:p text:style-name="P18">Select “<text:span text:style-name="T23">Step </text:span><text:span text:style-name="T31">5</text:span>” <text:span text:style-name="T52">tab </text:span>in the calibration spreadsheet file.</text:p>
      <text:p text:style-name="P22"/>
      <text:p text:style-name="P18">Connect <text:span text:style-name="T2">the</text:span> amp-meter, <text:span text:style-name="T47">the volt-meter</text:span> <text:span text:style-name="T2">and the power supply </text:span>to the DC load, <text:span text:style-name="T3">for current </text:span><text:span text:style-name="T14">AND</text:span><text:span text:style-name="T3"> voltage measurements.</text:span></text:p>
      <text:p text:style-name="P36">Sets the output voltage to <text:span text:style-name="T23">5V</text:span> <text:span text:style-name="T48">(the last entry in the array should be set around </text:span><text:span text:style-name="T27">12V</text:span><text:span text:style-name="T48">)</text:span>.</text:p>
      <text:p text:style-name="P36"/>
      <text:p text:style-name="P39">Using the DAC command, try to adjust <text:span text:style-name="T49">the </text:span>its value to match each value in the “<text:span text:style-name="T28">mA</text:span>” column <text:span text:style-name="T49">on the amp-meter</text:span>, <text:s/>and write down the <text:span text:style-name="T49">voltage </text:span>readed value <text:span text:style-name="T49">on the volt-meter into the “</text:span><text:span text:style-name="T28">mV meter</text:span><text:span text:style-name="T49">” column, and the readed value on the LCD and/or serial terminal emulator to the “</text:span><text:span text:style-name="T28">mV LCD/Term.</text:span><text:span text:style-name="T49">” column.</text:span></text:p>
      <text:p text:style-name="P39"/>
      <text:p text:style-name="P82">The <text:span text:style-name="T64">DAC command syntax is </text:span>:</text:p>
      <text:p text:style-name="P42"/>
      <text:p text:style-name="P42"><text:span text:style-name="T23">:DAC:value</text:span> where <text:span text:style-name="T21">value</text:span> is an <text:span text:style-name="T8">integer</text:span> from <text:span text:style-name="T23">0</text:span> to <text:span text:style-name="T23">4095</text:span>.</text:p>
      <text:p text:style-name="P67"/>
      <text:p text:style-name="P39">You can change the values in the “<text:span text:style-name="T28">mA</text:span><text:span text:style-name="T49">”</text:span> column to strictly match the ones you're reading on the amp-meter.</text:p>
      <text:p text:style-name="P43">For the last row on the array, set the output voltage to around <text:span text:style-name="T23">12V</text:span>.</text:p>
      <text:p text:style-name="P39"/>
      <text:p text:style-name="P33"><text:span text:style-name="T7">Once you went through the whole array, set </text:span><text:span text:style-name="T13">DAC</text:span><text:span text:style-name="T7"> value to </text:span><text:span text:style-name="T24">0</text:span><text:span text:style-name="T7">:</text:span></text:p>
      <text:p text:style-name="P33"/>
      <text:p text:style-name="P33"><text:span text:style-name="T7"><text:s/></text:span><text:span text:style-name="T24">:DAC:0</text:span></text:p>
      <text:p text:style-name="P33"/>
      <text:p text:style-name="P74">The calibration string should be entered into the serial terminal emulator, like:</text:p>
      <text:p text:style-name="P33"/>
      <text:p text:style-name="P52">:<text:span text:style-name="T7">CAL:VD:x.xxx,y.yyy</text:span></text:p>
      <text:p text:style-name="P33"/>
      <text:p text:style-name="P77"><text:span text:style-name="T33">Please note that the decimal separator </text:span><text:span text:style-name="T34">HAS TO BE </text:span><text:span text:style-name="T35">a period</text:span><text:span text:style-name="T33"> ('.'), as in US format</text:span><text:span text:style-name="T10">.</text:span></text:p>
      <text:p text:style-name="P33"/>
      <text:p text:style-name="P26">Calibration step <text:span text:style-name="T51">5</text:span> is now done.</text:p>
      <text:p text:style-name="P60"/>
      <text:p text:style-name="P60"/>
      <text:p text:style-name="P65">Last Step: <text:span text:style-name="T21">Backup</text:span></text:p>
      <text:p text:style-name="P62"/>
      <text:p text:style-name="P56">Once the full calibration is done, you <text:span text:style-name="T9">HAVE</text:span><text:span text:style-name="T55"> to</text:span> save the values into the EEPROM, <text:span text:style-name="T50">using the following command</text:span>:</text:p>
      <text:p text:style-name="P56"/>
      <text:p text:style-name="P53">:CAL:SAVE</text:p>
      <text:p text:style-name="P62"/>
      <text:p text:style-name="P62"/>
      <text:p text:style-name="P62"/>
      <text:p text:style-name="P56">Now, the calibration is done, and you can use your DC load.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0:46:24.788489116</meta:creation-date>
    <dc:date>2014-12-31T06:44:38.443403435</dc:date>
    <meta:editing-duration>PT1H17M45S</meta:editing-duration>
    <meta:editing-cycles>102</meta:editing-cycles>
    <meta:generator>LibreOffice/4.2.7.2$Linux_X86_64 LibreOffice_project/420m0$Build-2</meta:generator>
    <meta:document-statistic meta:table-count="0" meta:image-count="0" meta:object-count="0" meta:page-count="3" meta:paragraph-count="79" meta:word-count="804" meta:character-count="4605" meta:non-whitespace-character-count="3852"/>
  </office:meta>
</office:document-meta>
</file>